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16pt" fo:font-weight="bold" officeooo:rsid="0008e41e" officeooo:paragraph-rsid="0008e41e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Consolas" fo:font-size="14pt" fo:font-weight="bold" officeooo:rsid="0008e41e" officeooo:paragraph-rsid="0008e41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nsolas" fo:font-size="14pt" fo:font-weight="bold" officeooo:rsid="000dfee7" officeooo:paragraph-rsid="000dfee7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nsolas" fo:font-size="14pt" fo:font-weight="normal" officeooo:rsid="0008e41e" officeooo:paragraph-rsid="0008e41e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2pt" fo:font-weight="normal" officeooo:rsid="000a1bc2" officeooo:paragraph-rsid="000a1bc2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Consolas" fo:font-size="12pt" fo:font-weight="normal" officeooo:rsid="000b43a0" officeooo:paragraph-rsid="000b43a0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Consolas" fo:font-size="12pt" fo:font-weight="normal" officeooo:rsid="000b43a0" officeooo:paragraph-rsid="000ba381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Consolas" fo:font-size="12pt" fo:font-weight="normal" officeooo:rsid="000ba381" officeooo:paragraph-rsid="000ba381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12pt" fo:font-weight="normal" officeooo:rsid="000dfee7" officeooo:paragraph-rsid="000dfee7" style:font-size-asian="10.5pt" style:font-weight-asian="normal" style:font-size-complex="12pt" style:font-weight-complex="normal"/>
    </style:style>
    <style:style style:name="P10" style:family="paragraph" style:parent-style-name="Table_20_Contents">
      <style:text-properties style:font-name="Consolas" fo:font-size="12pt" style:font-size-asian="10.5pt" style:font-size-complex="12pt"/>
    </style:style>
    <style:style style:name="P11" style:family="paragraph" style:parent-style-name="Table_20_Contents">
      <style:text-properties style:font-name="Consolas" fo:font-size="12pt" officeooo:rsid="000dfee7" style:font-size-asian="10.5pt" style:font-size-complex="12pt"/>
    </style:style>
    <style:style style:name="P12" style:family="paragraph" style:parent-style-name="Table_20_Contents">
      <style:text-properties style:font-name="Consolas" fo:font-size="12pt" officeooo:rsid="000dfee7" officeooo:paragraph-rsid="000dfee7" style:font-size-asian="10.5pt" style:font-size-complex="12pt"/>
    </style:style>
    <style:style style:name="T1" style:family="text">
      <style:text-properties officeooo:rsid="000ba381"/>
    </style:style>
    <style:style style:name="T2" style:family="text">
      <style:text-properties officeooo:rsid="000d1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ZIONE ED ESECUZIONE</text:p>
      <text:p text:style-name="P1"/>
      <text:p text:style-name="P5">L’ambiente di sviluppo utilizzato e’ Microsoft visual studio community 2015.</text:p>
      <text:p text:style-name="P5"/>
      <text:p text:style-name="P6">Il gioco e’ compilabile seguendo queste istruzioni:</text:p>
      <text:p text:style-name="P6"/>
      <text:p text:style-name="P8"><text:span text:style-name="T2">V</text:span>ersione di debug:</text:p>
      <text:p text:style-name="P8"/>
      <text:p text:style-name="P7">Estrarre la cartella <text:span text:style-name="T1">di progetto</text:span> dall’archivio rar “block<text:span text:style-name="T1">B</text:span>reaker.rar”, fare doppio clic sul file con estensione sln, attendere il caricamento del progetto <text:span text:style-name="T1">e</text:span> premere F5.</text:p>
      <text:p text:style-name="P7"/>
      <text:p text:style-name="P7"><text:span text:style-name="T1">Versione di release:</text:span></text:p>
      <text:p text:style-name="P7"/>
      <text:p text:style-name="P7">Estrarre la cartella <text:span text:style-name="T1">release</text:span> dall’archivio rar “block<text:span text:style-name="T1">B</text:span>reaker.rar”, fare doppio clic sul file <text:span text:style-name="T2">BlockBreaker.exe .</text:span></text:p>
      <text:p text:style-name="P2"/>
      <text:p text:style-name="P9">L’applicazione e’ stata testata nelle seguenti macchine:</text:p>
      <text:p text:style-name="P9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Sistema Operativo</text:p>
          </table:table-cell>
          <table:table-cell table:style-name="Table1.A1" office:value-type="string">
            <text:p text:style-name="P12">RAM</text:p>
          </table:table-cell>
          <table:table-cell table:style-name="Table1.A1" office:value-type="string">
            <text:p text:style-name="P12">CPU</text:p>
          </table:table-cell>
          <table:table-cell table:style-name="Table1.D1" office:value-type="string">
            <text:p text:style-name="P12">Architettura</text:p>
          </table:table-cell>
        </table:table-row>
        <table:table-row>
          <table:table-cell table:style-name="Table1.A2" office:value-type="string">
            <text:p text:style-name="P12">Windows 10</text:p>
          </table:table-cell>
          <table:table-cell table:style-name="Table1.A2" office:value-type="string">
            <text:p text:style-name="P11">12GB</text:p>
          </table:table-cell>
          <table:table-cell table:style-name="Table1.A2" office:value-type="string">
            <text:p text:style-name="P12">Intel i7 2.9Ghz</text:p>
          </table:table-cell>
          <table:table-cell table:style-name="Table1.D2" office:value-type="string">
            <text:p text:style-name="P12">64Bit</text:p>
          </table:table-cell>
        </table:table-row>
        <table:table-row>
          <table:table-cell table:style-name="Table1.A2" office:value-type="string">
            <text:p text:style-name="P12">Windows 7</text:p>
          </table:table-cell>
          <table:table-cell table:style-name="Table1.A2" office:value-type="string">
            <text:p text:style-name="P12">2GB</text:p>
          </table:table-cell>
          <table:table-cell table:style-name="Table1.A2" office:value-type="string">
            <text:p text:style-name="P12">Intel i3 1.7Ghz</text:p>
          </table:table-cell>
          <table:table-cell table:style-name="Table1.D2" office:value-type="string">
            <text:p text:style-name="P12">32Bit</text:p>
          </table:table-cell>
        </table:table-row>
        <table:table-row>
          <table:table-cell table:style-name="Table1.A2" office:value-type="string">
            <text:p text:style-name="P12">Windows 8.1</text:p>
          </table:table-cell>
          <table:table-cell table:style-name="Table1.A2" office:value-type="string">
            <text:p text:style-name="P12">6GB</text:p>
          </table:table-cell>
          <table:table-cell table:style-name="Table1.A2" office:value-type="string">
            <text:p text:style-name="P12">Intel Pentium 1.50Ghz</text:p>
          </table:table-cell>
          <table:table-cell table:style-name="Table1.D2" office:value-type="string">
            <text:p text:style-name="P12">64Bit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9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16:58:33.057000000</meta:creation-date>
    <dc:date>2016-06-24T18:48:56.820000000</dc:date>
    <meta:editing-duration>PT8M29S</meta:editing-duration>
    <meta:editing-cycles>1</meta:editing-cycles>
    <meta:document-statistic meta:table-count="1" meta:image-count="0" meta:object-count="0" meta:page-count="1" meta:paragraph-count="24" meta:word-count="97" meta:character-count="667" meta:non-whitespace-character-count="594"/>
    <meta:generator>LibreOffice/5.1.3.2$Windows_X86_64 LibreOffice_project/644e4637d1d8544fd9f56425bd6cec110e49301b</meta:generator>
  </office:meta>
</office:document-meta>
</file>